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style>
    <style:style style:name="P108" style:family="paragraph" style:parent-style-name="Standard">
      <style:paragraph-properties fo:margin-left="2.469cm" fo:margin-right="-0.018cm" fo:text-indent="0cm" style:auto-text-indent="false">
        <style:tab-stops>
          <style:tab-stop style:position="-0.476cm"/>
        </style:tab-stops>
      </style:paragraph-properties>
    </style:style>
    <style:style style:name="P109" style:family="paragraph" style:parent-style-name="Text_20_body">
      <style:text-properties fo:language="ca" fo:country="ES"/>
    </style:style>
    <style:style style:name="P110" style:family="paragraph" style:parent-style-name="Text_20_body">
      <style:text-properties fo:language="ca" fo:country="ES" style:language-asian="zxx" style:country-asian="none" style:language-complex="zxx" style:country-complex="none"/>
    </style:style>
    <style:style style:name="P111" style:family="paragraph" style:parent-style-name="Text_20_body">
      <style:text-properties fo:language="ca" fo:country="ES" fo:background-color="transparent" style:language-asian="zxx" style:country-asian="none" style:language-complex="zxx" style:country-complex="none"/>
    </style:style>
    <style:style style:name="P112" style:family="paragraph" style:parent-style-name="Text_20_body">
      <style:text-properties fo:language="zxx" fo:country="none" style:language-asian="zxx" style:country-asian="none" style:language-complex="zxx" style:country-complex="none"/>
    </style:style>
    <style:style style:name="P113" style:family="paragraph" style:parent-style-name="Text_20_body">
      <style:text-properties style:font-name="Courier New"/>
    </style:style>
    <style:style style:name="P114" style:family="paragraph" style:parent-style-name="Text_20_body">
      <style:text-properties style:font-name="Courier New" fo:font-size="10pt" style:font-size-asian="10pt" style:font-size-complex="10pt"/>
    </style:style>
    <style:style style:name="P115" style:family="paragraph" style:parent-style-name="Text_20_body">
      <style:text-properties style:font-name="Courier New" fo:font-size="10pt" fo:font-weight="bold" style:font-size-asian="10pt" style:font-weight-asian="bold" style:font-size-complex="10pt" style:font-weight-complex="bold"/>
    </style:style>
    <style:style style:name="P11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7" style:family="paragraph" style:parent-style-name="Text_20_body">
      <style:text-properties style:font-name="Courier New" fo:font-size="9pt" style:font-size-asian="9pt" style:font-size-complex="9pt"/>
    </style:style>
    <style:style style:name="P118" style:family="paragraph" style:parent-style-name="Text_20_body">
      <style:paragraph-properties fo:text-align="justify" style:justify-single-word="false"/>
      <style:text-properties style:font-name="Courier New" fo:font-size="9pt" style:font-size-asian="9pt" style:font-size-complex="9pt"/>
    </style:style>
    <style:style style:name="P119" style:family="paragraph" style:parent-style-name="Text_20_body">
      <style:text-properties style:font-name="Courier New" fo:font-size="9pt" fo:font-style="italic" style:font-size-asian="9pt" style:font-style-asian="italic" style:font-size-complex="9pt" style:font-style-complex="italic"/>
    </style:style>
    <style:style style:name="P120" style:family="paragraph" style:parent-style-name="Text_20_body">
      <style:text-properties style:font-name="Arial" fo:language="ca" fo:country="ES" style:language-asian="zxx" style:country-asian="none" style:language-complex="zxx" style:country-complex="none"/>
    </style:style>
    <style:style style:name="P121"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style>
    <style:style style:name="P127" style:family="paragraph" style:parent-style-name="Text_20_body">
      <style:text-properties style:text-line-through-style="solid"/>
    </style:style>
    <style:style style:name="P12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Standard">
      <style:paragraph-properties fo:margin-left="0.617cm" fo:margin-right="-0.018cm" fo:text-indent="-0.635cm" style:auto-text-indent="false">
        <style:tab-stops/>
      </style:paragraph-properties>
    </style:style>
    <style:style style:name="P13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0" style:family="paragraph" style:parent-style-name="Text_20_body">
      <style:paragraph-properties fo:margin-top="0cm" fo:margin-bottom="0cm"/>
      <style:text-properties style:font-name="Courier New" fo:font-size="9pt" style:font-size-asian="9pt" style:font-size-complex="9pt"/>
    </style:style>
    <style:style style:name="P15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3" style:family="paragraph" style:parent-style-name="Quotations">
      <style:paragraph-properties fo:margin-top="0cm" fo:margin-bottom="0cm"/>
      <style:text-properties style:font-name="Courier New" fo:font-size="9pt" style:font-size-asian="9pt" style:font-size-complex="9pt"/>
    </style:style>
    <style:style style:name="P154" style:family="paragraph" style:parent-style-name="Quotations">
      <style:text-properties style:font-name="Courier New" fo:font-size="9pt" style:font-size-asian="9pt" style:font-size-complex="9pt"/>
    </style:style>
    <style:style style:name="P15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6" style:family="paragraph" style:parent-style-name="Standard" style:master-page-name="First_20_Page">
      <style:paragraph-properties fo:text-align="end" style:justify-single-word="false" style:page-number="auto"/>
      <style:text-properties style:font-name="Arial"/>
    </style:style>
    <style:style style:name="P15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4">
      <style:text-properties fo:language="ca" fo:country="ES" style:language-asian="zxx" style:country-asian="none" style:language-complex="zxx" style:country-complex="none"/>
    </style:style>
    <style:style style:name="P160" style:family="paragraph" style:parent-style-name="Standard" style:list-style-name="L16">
      <style:text-properties fo:language="ca" fo:country="ES" style:language-asian="zxx" style:country-asian="none" style:language-complex="zxx" style:country-complex="none"/>
    </style:style>
    <style:style style:name="P16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2" style:family="paragraph" style:parent-style-name="Standard" style:list-style-name="L18">
      <style:text-properties fo:language="ca" fo:country="ES" style:language-asian="zxx" style:country-asian="none" style:language-complex="zxx" style:country-complex="none"/>
    </style:style>
    <style:style style:name="P16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4"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7" style:family="paragraph" style:parent-style-name="Standard" style:list-style-name="L11">
      <style:text-properties style:text-line-through-style="solid" fo:language="zxx" fo:country="none" style:language-asian="zxx" style:country-asian="none" style:language-complex="zxx" style:country-complex="none"/>
    </style:style>
    <style:style style:name="P168" style:family="paragraph" style:parent-style-name="Standard" style:list-style-name="L20">
      <style:paragraph-properties fo:text-align="justify" style:justify-single-word="false"/>
    </style:style>
    <style:style style:name="P16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0" style:family="paragraph" style:parent-style-name="Standard">
      <style:paragraph-properties fo:text-align="start" style:justify-single-word="false" fo:break-before="page"/>
      <style:text-properties fo:font-size="2pt" style:font-size-asian="2pt" style:font-size-complex="2pt"/>
    </style:style>
    <style:style style:name="P171" style:family="paragraph" style:parent-style-name="Heading_20_2">
      <style:text-properties fo:language="ca" fo:country="ES" style:language-asian="zxx" style:country-asian="none" style:language-complex="zxx" style:country-complex="none"/>
    </style:style>
    <style:style style:name="P172" style:family="paragraph" style:parent-style-name="Heading_20_2">
      <style:text-properties fo:font-style="normal" fo:font-weight="bold" style:font-style-asian="normal" style:font-weight-asian="bold" style:font-style-complex="normal" style:font-weight-complex="bold"/>
    </style:style>
    <style:style style:name="P173"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4"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5" style:family="paragraph" style:parent-style-name="Heading_20_2">
      <style:paragraph-properties fo:break-before="page"/>
    </style:style>
    <style:style style:name="P176"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7" style:family="paragraph" style:parent-style-name="Table_20_Contents" style:list-style-name="L6">
      <style:text-properties style:text-line-through-style="solid"/>
    </style:style>
    <style:style style:name="P178" style:family="paragraph" style:parent-style-name="Table_20_Contents" style:list-style-name="L7">
      <style:text-properties style:text-line-through-style="solid"/>
    </style:style>
    <style:style style:name="P179" style:family="paragraph" style:parent-style-name="Table_20_Contents" style:list-style-name="L8">
      <style:text-properties style:text-line-through-style="solid"/>
    </style:style>
    <style:style style:name="P180" style:family="paragraph" style:parent-style-name="Table_20_Contents" style:list-style-name="L10">
      <style:text-properties style:text-line-through-style="solid"/>
    </style:style>
    <style:style style:name="P181" style:family="paragraph" style:parent-style-name="Table_20_Contents" style:list-style-name="L15"/>
    <style:style style:name="P182"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Contents_20_3">
      <style:paragraph-properties>
        <style:tab-stops>
          <style:tab-stop style:position="16.002cm" style:type="right" style:leader-style="dotted" style:leader-text="."/>
        </style:tab-stops>
      </style:paragraph-properties>
    </style:style>
    <style:style style:name="P186" style:family="paragraph" style:parent-style-name="Contents_20_4">
      <style:paragraph-properties>
        <style:tab-stops>
          <style:tab-stop style:position="15.503cm" style:type="right" style:leader-style="dotted" style:leader-text="."/>
        </style:tab-stops>
      </style:paragraph-properties>
    </style:style>
    <style:style style:name="P18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8" style:family="paragraph" style:parent-style-name="Heading_20_3">
      <style:text-properties fo:language="ca" fo:country="ES"/>
    </style:style>
    <style:style style:name="P189" style:family="paragraph" style:parent-style-name="Heading_20_3">
      <style:text-properties fo:language="ca" fo:country="ES" fo:background-color="transparent" style:language-asian="zxx" style:country-asian="none" style:language-complex="zxx" style:country-complex="none"/>
    </style:style>
    <style:style style:name="P190" style:family="paragraph" style:parent-style-name="Heading_20_3">
      <style:text-properties fo:language="ca" fo:country="ES" style:language-asian="zxx" style:country-asian="none" style:language-complex="zxx" style:country-complex="none"/>
    </style:style>
    <style:style style:name="P191" style:family="paragraph" style:parent-style-name="Heading_20_3">
      <style:text-properties fo:font-weight="bold" style:font-weight-asian="bold" style:font-weight-complex="bold"/>
    </style:style>
    <style:style style:name="P192" style:family="paragraph" style:parent-style-name="Heading_20_4">
      <style:text-properties fo:language="ca" fo:country="ES" style:language-asian="zxx" style:country-asian="none" style:language-complex="zxx" style:country-complex="none"/>
    </style:style>
    <style:style style:name="P19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4" style:family="paragraph" style:parent-style-name="Text_20_body" style:list-style-name="L14">
      <style:text-properties fo:language="ca" fo:country="ES" style:language-asian="zxx" style:country-asian="none" style:language-complex="zxx" style:country-complex="none"/>
    </style:style>
    <style:style style:name="P195" style:family="paragraph" style:parent-style-name="Text_20_body" style:list-style-name="L21">
      <style:text-properties fo:language="ca" fo:country="ES"/>
    </style:style>
    <style:style style:name="P196" style:family="paragraph" style:parent-style-name="Text_20_body" style:list-style-name="L17"/>
    <style:style style:name="P197" style:family="paragraph" style:parent-style-name="Text_20_body" style:list-style-name="L20"/>
    <style:style style:name="P198" style:family="paragraph" style:parent-style-name="Text_20_body" style:list-style-name="L20">
      <style:paragraph-properties fo:text-align="justify" style:justify-single-word="false"/>
    </style:style>
    <style:style style:name="P199" style:family="paragraph" style:parent-style-name="Text_20_body" style:list-style-name="L23"/>
    <style:style style:name="P200" style:family="paragraph" style:parent-style-name="Text_20_body" style:list-style-name="L24"/>
    <style:style style:name="P201" style:family="paragraph" style:parent-style-name="Text_20_body" style:list-style-name="L25">
      <style:text-properties style:font-name="Courier New"/>
    </style:style>
    <style:style style:name="P202"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3"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4"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T41" style:family="text">
      <style:text-properties style:text-line-through-style="none" style:font-name="Arial" fo:language="zxx" fo:country="none" style:language-asian="zxx" style:country-asian="none" style:language-complex="zxx" style:country-complex="none"/>
    </style:style>
    <style:style style:name="T42"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9/10/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70"><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3">1.-Introducció<text:tab/>6</text:p>
          <text:p text:style-name="P183">2.-Configurar JBOSS<text:tab/>6</text:p>
          <text:p text:style-name="P184">2.1.-Instal·lació de JBoss<text:tab/>6</text:p>
          <text:p text:style-name="P184">2.2.-Configurar Servidor JBoss<text:tab/>7</text:p>
          <text:p text:style-name="P185">2.2.1.-Directori de PortaFIB<text:tab/>7</text:p>
          <text:p text:style-name="P185">2.2.2.-Port Segur HTTPS<text:tab/>8</text:p>
          <text:p text:style-name="P185">2.2.3.-Publicar Ports a peticions externes<text:tab/>8</text:p>
          <text:p text:style-name="P185">2.2.4.-Requeriments de memòria<text:tab/>8</text:p>
          <text:p text:style-name="P185">2.2.5.-Permetre consultes sobre múltiples Datasources<text:tab/>9</text:p>
          <text:p text:style-name="P185">2.2.6.-Autenticador WSBASIC<text:tab/>9</text:p>
          <text:p text:style-name="P185">2.2.7.-Configurar JBoss com a Servei<text:tab/>9</text:p>
          <text:p text:style-name="P184">2.3.-Fitxers de Configuració<text:tab/>10</text:p>
          <text:p text:style-name="P185">2.3.1.-Fitxer JDBC d'accés a BBDD<text:tab/>10</text:p>
          <text:p text:style-name="P186">2.3.1.1.-Oracle<text:tab/>10</text:p>
          <text:p text:style-name="P186">2.3.1.2.-PostgreSQL<text:tab/>10</text:p>
          <text:p text:style-name="P185">2.3.2.-Fitxer de Propietats<text:tab/>10</text:p>
          <text:p text:style-name="P186">2.3.2.1.-Propietats Generals PortaFIB<text:tab/>11</text:p>
          <text:p text:style-name="P186">2.3.2.2.-Plugins<text:tab/>17</text:p>
          <text:p text:style-name="P185">2.3.3.-Configurar Coes<text:tab/>17</text:p>
          <text:p text:style-name="P185">2.3.4.-Configurar Servidor de Correu<text:tab/>18</text:p>
          <text:p text:style-name="P185">2.3.5.-Autenticació i Autorització per Usuaris Persona<text:tab/>18</text:p>
          <text:p text:style-name="P186">2.3.5.1.-Configurar per Base de Dades<text:tab/>18</text:p>
          <text:p text:style-name="P186">2.3.5.2.-Configurar per LDAP<text:tab/>19</text:p>
          <text:p text:style-name="P185">2.3.6.-Autenticació i Autorització per Usuaris Aplicació<text:tab/>21</text:p>
          <text:p text:style-name="P184">2.4.-Copia de binaris<text:tab/>22</text:p>
          <text:p text:style-name="P184">2.5.-DataSources<text:tab/>22</text:p>
          <text:p text:style-name="P183">3.-Plugins<text:tab/>23</text:p>
          <text:p text:style-name="P184">3.1.-Plugin de Conversió de Documents<text:tab/>23</text:p>
          <text:p text:style-name="P184">3.2.-Plugin de Certificat<text:tab/>23</text:p>
          <text:p text:style-name="P185">3.2.1.-Plugin Fake<text:tab/>23</text:p>
          <text:p text:style-name="P185">3.2.2.-Plugin @firma CXF<text:tab/>24</text:p>
          <text:p text:style-name="P185">3.2.3.-Plugin @firma<text:tab/>24</text:p>
          <text:p text:style-name="P184">3.3.-Plugin de Informació d'Usuari<text:tab/>25</text:p>
          <text:p text:style-name="P185">3.3.1.-Plugin de UserInformation via DataBase<text:tab/>25</text:p>
          <text:p text:style-name="P185">3.3.2.-Plugin de UserInformation via LDAP<text:tab/>26</text:p>
          <text:p text:style-name="P184">3.4.-Plugin de Custòdia Documental<text:tab/>28</text:p>
          <text:p text:style-name="P184">3.5.-Plugins de Firma WEB<text:tab/>28</text:p>
          <text:p text:style-name="P183">4.-Gestió de BBDD<text:tab/>28</text:p>
          <text:p text:style-name="P184">4.1.-Crear usuari i BBDD per PortaFIB<text:tab/>28</text:p>
          <text:p text:style-name="P185">4.1.1.-Connectar-se a la BBDD<text:tab/>29</text:p>
          <text:p text:style-name="P185">4.1.2.-Crearem l'usuari portafib:<text:tab/>29</text:p>
          <text:p text:style-name="P185">4.1.3.-Crear la BBDD<text:tab/>29</text:p>
          <text:p text:style-name="P184">4.2.-Crear esquema de taules i inserir dades<text:tab/>29</text:p>
          <text:p text:style-name="P185">4.2.1.-Connectar-se al servidor de BBDD amb l'usuari portafib:<text:tab/>29</text:p>
          <text:p text:style-name="P185">4.2.2.-Donam permisos al usuari:<text:tab/>29</text:p>
          <text:p text:style-name="P185">4.2.3.-Importam l'estructura de taules i dades dins la BBDD<text:tab/>30</text:p>
          <text:p text:style-name="P185">4.2.4.-Sortir<text:tab/>30</text:p>
          <text:p text:style-name="P184"><text:soft-page-break/>4.3.-Crear usuari i BBDD per la gestió d'usuaris PortaFIB.<text:tab/>30</text:p>
          <text:p text:style-name="P183">5.-Annexes<text:tab/>31</text:p>
          <text:p text:style-name="P184">5.1.-Compilar PortaFIB des de Git de GitHub<text:tab/>31</text:p>
          <text:p text:style-name="P185">5.1.1.-Git Clone<text:tab/>31</text:p>
          <text:p text:style-name="P185">5.1.2.-Llibreries sense repositori a Internet<text:tab/>31</text:p>
          <text:p text:style-name="P185">5.1.3.-Firma del jar l'Applet o Applet firmat per defecte<text:tab/>32</text:p>
          <text:p text:style-name="P186">5.1.3.1.-Utilitzar Applet ja Firmat<text:tab/>32</text:p>
          <text:p text:style-name="P186">5.1.3.2.-Compilar i Firmar l'Applet <text:tab/>32</text:p>
          <text:p text:style-name="P185">5.1.4.-Compilació<text:tab/>32</text:p>
          <text:p text:style-name="P185">5.1.5.-Problemes Compilació<text:tab/>35</text:p>
          <text:p text:style-name="P186">5.1.5.1.-Error Compilant: “Could not generate DH keypair”<text:tab/>35</text:p>
          <text:p text:style-name="P184">5.2.-Connexions HTTPS i ClientCert en JBoss<text:tab/>35</text:p>
          <text:p text:style-name="P185">5.2.1.-Magatzem amb el certificats de client acceptats<text:tab/>36</text:p>
          <text:p text:style-name="P186">5.2.1.1.-Crear KeyStore Buit<text:tab/>36</text:p>
          <text:p text:style-name="P186">5.2.1.2.-Incorporar certificats de confiança<text:tab/>36</text:p>
          <text:p text:style-name="P186">5.2.1.3.-Copiar fitxer de truststore a JBOSS<text:tab/>37</text:p>
          <text:p text:style-name="P185">5.2.2.-Magatzem amb la identitat del servidor per connexions https<text:tab/>37</text:p>
          <text:p text:style-name="P186">5.2.2.1.-Certificat d'Identitat de proves per connexions https<text:tab/>37</text:p>
          <text:p text:style-name="P186">5.2.2.2.-Certificat d'Identitat d'una Autoritat de Confiança per connexions https<text:tab/>38</text:p>
          <text:p text:style-name="P185">5.2.3.-Configurar https en el JBOSS<text:tab/>39</text:p>
          <text:p text:style-name="P186">5.2.3.1.-Configurar Port 8443 (https) del JBOSS<text:tab/>39</text:p>
          <text:p text:style-name="P186">5.2.3.2.-Afegir autenticador sobre Certificats<text:tab/>39</text:p>
          <text:p text:style-name="P185">5.2.4.-Compilar PortaFIB per ClientCert<text:tab/>40</text:p>
          <text:p text:style-name="P185">5.2.5.-Exemple d'Accés<text:tab/>40</text:p>
          <text:p text:style-name="P184">5.3.-Creació d'un certificat de proves de Client<text:tab/>41</text:p>
          <text:p text:style-name="P185">5.3.1.-Introducció<text:tab/>41</text:p>
          <text:p text:style-name="P185">5.3.2.-Crear Autoritat de Certificació<text:tab/>42</text:p>
          <text:p text:style-name="P185">5.3.3.-Afegir certificat arrel de l'Autoritat de Confiança dins jboss.truststore<text:tab/>42</text:p>
          <text:p text:style-name="P185">5.3.4.-Crear un certificat d'usuari de l'autoritat certificadora de proves<text:tab/>42</text:p>
          <text:p text:style-name="P184">5.4.-Configurar OpenOffice com a servei en Linux<text:tab/>44</text:p>
          <text:p text:style-name="P185">5.4.1.-Instal·lar OpenOffice<text:tab/>44</text:p>
          <text:p text:style-name="P185">5.4.2.-Arrancar OpenOffice com a Servei<text:tab/>44</text:p>
          <text:p text:style-name="P185">5.4.3.-Script per Arrancar OpenOffice com a Servei<text:tab/>45</text:p>
          <text:p text:style-name="P184">5.5.-Tamany de PDF suportat<text:tab/>46</text:p>
          <text:p text:style-name="P185">5.5.1.-Pujada de PDF des de entorn WEB<text:tab/>46</text:p>
          <text:p text:style-name="P185">5.5.2.-Pujada de PDF des de entorn WebServices<text:tab/>46</text:p>
          <text:p text:style-name="P185">5.5.3.-Firma de Fitxers des del Mòdul de firma MiniApple com Applet<text:tab/>47</text:p>
          <text:p text:style-name="P184">5.6.-Gestió de Rols a traves de triggers Oracle<text:tab/>47</text:p>
          <text:p text:style-name="P184">5.7.-Configuració Apache 2.2.14 o superior per connectar amb PortaFIB<text:tab/>48</text:p>
          <text:p text:style-name="P185">5.7.1.-Crear Certificats de Prova per Apache<text:tab/>48</text:p>
          <text:p text:style-name="P185">5.7.2.-Instal·lació i Configuració Apache 2.2.14 (o superior)<text:tab/>49</text:p>
          <text:p text:style-name="P186">5.7.2.1.-Instal·lació<text:tab/>49</text:p>
          <text:p text:style-name="P186">5.7.2.2.-Afegir mòduls SSL i proxy<text:tab/>49</text:p>
          <text:p text:style-name="P186">5.7.2.3.-Configurar Connexió SSL<text:tab/>49</text:p>
          <text:p text:style-name="P186">5.7.2.4.-Activar <text:s/>Virtual Host 443<text:tab/>50</text:p>
          <text:p text:style-name="P186">5.7.2.5.-Redirecció pel port 80<text:tab/>51</text:p>
          <text:p text:style-name="P186">5.7.2.6.-Host permesos per atacar PortaFIB<text:tab/>51</text:p>
          <text:p text:style-name="P186">5.7.2.7.-Obrir firewall pels ports 80 i 443<text:tab/>51</text:p>
          <text:p text:style-name="P186">5.7.2.8.-Reiniciar l'apache<text:tab/>51</text:p>
          <text:p text:style-name="P184"><text:soft-page-break/>5.8.-Configurar JBoss com a Servei en Linux<text:tab/>52</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552390173409457040" text:style-name="L1">
        <text:list-item>
          <text:p text:style-name="P157">Com a SO emprarem un Linux (Ubuntu) i les comandes que es mostren són per aquest sistema, encara que són fàcilment exportable a altres SO com Windows.</text:p>
        </text:list-item>
        <text:list-item>
          <text:p text:style-name="P157">El sgbd serà PostgreSQL , encara que es poden fer algunes referències a altres com oracle. </text:p>
        </text:list-item>
        <text:list-item>
          <text:p text:style-name="P15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6">(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7"><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8"/>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1"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5"><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0">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7"><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2">En l'entorn de la CAIB (Govern Balear) <text:s/>es requereixen els següents productes:</text:p>
            <text:list xml:id="list7311619292065814492" text:style-name="L2">
              <text:list-item>
                <text:p text:style-name="P193">JBoss 5.2.0 AS</text:p>
              </text:list-item>
              <text:list-item>
                <text:p text:style-name="P193">Llibreries de Serveis Web Apache CXF específiques per JBoss 5.2.0 AS (jboss-ep-ws-cxf-5.2.0-installer.zip)</text:p>
              </text:list-item>
              <text:list-item>
                <text:p text:style-name="P193">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0">&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7"><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2">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5"/>
      <text:h text:style-name="Heading_20_4" text:outline-level="4">PostgreSQL</text:h>
      <text:p text:style-name="P112"><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234527236011224189" text:style-name="L3">
        <text:list-header>
          <text:p text:style-name="P169">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7"><text:s/><draw:frame draw:style-name="fr5" draw:name="gràfics3" text:anchor-type="as-char" svg:width="1.339cm" svg:height="1.339cm" draw:z-index="115"><draw:image xlink:href="Pictures/10000201000000330000003367444CDA.png" xlink:type="simple" xlink:show="embed" xlink:actuate="onLoad"/></draw:frame></text:p>
          </table:table-cell>
          <table:table-cell table:style-name="Taula8.B1" office:value-type="string">
            <text:p text:style-name="P122">En l'entorn de la CAIB (Govern Balear) <text:s/>aquest fitxer ha d'anar encapsulat dins un fitxer portafib.sar seguint la següent <text:s/>estructura:</text:p>
            <text:p text:style-name="P148"><text:s text:c="7"/>portafib.sar</text:p>
            <text:p text:style-name="P149"><text:span text:style-name="T33"><text:s text:c="7"/></text:span><text:span text:style-name="T33"><text:s text:c="2"/></text:span><text:span text:style-name="T34">└- META-INF</text:span></text:p>
            <text:p text:style-name="P149"><text:span text:style-name="T35"><text:s text:c="10"/></text:span><text:span text:style-name="T13">├- jboss-service.xml</text:span></text:p>
            <text:p text:style-name="P149"><text:span text:style-name="T13"><text:s text:c="10"/></text:span><text:span text:style-name="T35">└</text:span><text:span text:style-name="T34">-</text:span><text:span text:style-name="T35"> MANIFEST.MF</text:span></text:p>
            <text:p text:style-name="P121"/>
            <text:p text:style-name="P124">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4"><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3596137043602970458" text:style-name="L4">
              <text:list-item>
                <text:p text:style-name="P159"><text:s text:c="3"/>es.caib.portafib.hibernate.dialect</text:p>
              </text:list-item>
              <text:list-item>
                <text:p text:style-name="P15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7"><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6007089489054998283" text:style-name="L5">
              <text:list-item>
                <text:p text:style-name="P166">Sol·licitant: ROLE_SOLI</text:p>
              </text:list-item>
              <text:list-item>
                <text:p text:style-name="P176">Destinatari: ROLE_DEST</text:p>
              </text:list-item>
              <text:list-item>
                <text:p text:style-name="P176">Delegat: ROLE_DELE</text:p>
              </text:list-item>
              <text:list-item>
                <text:p text:style-name="P17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7"><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5">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1001188694285625518" text:style-name="L6">
              <text:list-item>
                <text:p text:style-name="P177">0 = SHA1withRSA</text:p>
              </text:list-item>
              <text:list-item>
                <text:p text:style-name="P177">1 = SHA256withRSA</text:p>
              </text:list-item>
              <text:list-item>
                <text:p text:style-name="P177">2 = SHA384withRSA</text:p>
              </text:list-item>
              <text:list-item>
                <text:p text:style-name="P17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2013322019574528049" text:style-name="L7">
              <text:list-item>
                <text:p text:style-name="P178">Firma de documents emprant @firma:</text:p>
              </text:list-item>
            </text:list>
            <text:p text:style-name="P99">es.caib.portafib.applet.signers.AfirmaSigner</text:p>
            <text:list xml:id="list9036623400282679615" text:style-name="L8">
              <text:list-item>
                <text:p text:style-name="P179">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518735717716637739" text:style-name="L9">
              <text:list-item>
                <text:p text:style-name="P182">{0} = NOM</text:p>
              </text:list-item>
              <text:list-item>
                <text:p text:style-name="P182">{1} = LONGITUD NIF</text:p>
              </text:list-item>
              <text:list-item>
                <text:p text:style-name="P182">{2} = NIF</text:p>
              </text:list-item>
              <text:list-item>
                <text:p text:style-name="P182">{3} = EMISSOR</text:p>
              </text:list-item>
              <text:list-item>
                <text:p text:style-name="P182">{4} = LONGITUD CARREC_CERTIFICAT</text:p>
              </text:list-item>
              <text:list-item>
                <text:p text:style-name="P182">{5} = CARREC_CERTIFICAT</text:p>
              </text:list-item>
              <text:list-item>
                <text:p text:style-name="P182">{6} = LONGITUD UNITAT_ADMINISTRATIVA</text:p>
              </text:list-item>
              <text:list-item>
                <text:p text:style-name="P182">{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7">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8668993829161625311" text:style-name="L10">
              <text:list-item>
                <text:p text:style-name="P180">{0} Nom del delegat</text:p>
              </text:list-item>
              <text:list-item>
                <text:p text:style-name="P180">{1} NIF del delegat</text:p>
              </text:list-item>
              <text:list-item>
                <text:p text:style-name="P180">{2} Nom del destinatari</text:p>
              </text:list-item>
              <text:list-item>
                <text:p text:style-name="P180">{3} NIF del destinatari</text:p>
              </text:list-item>
              <text:list-item>
                <text:p text:style-name="P180">{4} Motiu de la delegació</text:p>
              </text:list-item>
              <text:list-item>
                <text:p text:style-name="P180">{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7">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09"><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3023522380552512717" text:style-name="L11">
              <text:list-item>
                <text:p text:style-name="P167">L'executa cada dos minuts: 0 0/2 * 1/1 * ? *</text:p>
              </text:list-item>
              <text:list-item>
                <text:p text:style-name="P167">L'executa cada dia a les 6:00: 0 0 6 1/1 * ? *</text:p>
              </text:list-item>
            </text:list>
            <text:p text:style-name="P85"><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2"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1">$sudo cp $HOME/portafib/scripts/config/portafib-mailsqueue-service.xml $JBOSS/server/default/deployportafib</text:p>
            <text:p text:style-name="P139"/>
            <text:p text:style-name="P140">$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7"><text:s/><draw:frame draw:style-name="fr5"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22">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2244963" text:continue-list="list234527236011224189" text:style-name="L3">
        <text:list-header>
          <text:p text:style-name="P163"/>
        </text:list-header>
      </text:list>
      <table:table table:name="Taula43" table:style-name="Taula43">
        <table:table-column table:style-name="Taula43.A"/>
        <table:table-row>
          <table:table-cell table:style-name="Taula43.A1" office:value-type="string">
            <text:p text:style-name="P116">$sudo cp <text:span text:style-name="T1">$HOME/portafib/scripts/development/seycon-ds.xml $JBOSS/server/default/deployportafib</text:span></text:p>
          </table:table-cell>
        </table:table-row>
      </table:table>
      <text:p text:style-name="P111"/>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222518192016616672" text:style-name="L12">
        <text:list-item>
          <text:p text:style-name="P16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6"><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7"><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5663723169141476398" text:style-name="L13">
        <text:list-item>
          <text:p text:style-name="P16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5"><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5"/>
        </text:list-item>
      </text:list>
      <text:h text:style-name="P189"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7"><text:s/><draw:frame draw:style-name="fr5" draw:name="gráficos224" text:anchor-type="as-char" svg:width="1.339cm" svg:height="1.339cm" draw:z-index="95"><draw:image xlink:href="Pictures/10000201000000330000003367444CDA.png" xlink:type="simple" xlink:show="embed" xlink:actuate="onLoad"/></draw:frame></text:p>
          </table:table-cell>
          <table:table-cell table:style-name="Tabla59.B1" office:value-type="string">
            <text:p text:style-name="P122">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0"/>
      <text:p text:style-name="P70"><text:tab/>Els possibles binaris que existeixen es poden generar combinant dues variables amb dos valors possibles:</text:p>
      <text:list xml:id="list32239939" text:continue-list="list32244963" text:style-name="L3">
        <text:list-header>
          <text:p text:style-name="P163"/>
        </text:list-header>
      </text:list>
      <text:list xml:id="list6873852810427116141" text:style-name="L14">
        <text:list-item>
          <text:p text:style-name="P194"><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4"><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0"/>
      <text:p text:style-name="P110">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5">$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0"><text:tab/>Els datasources defineixen l'origen de les dades. Podem trobar una plantilla a $HOME/portafib/scripts/datasources/portafib-ds.xml per PostgreSQL:</text:p>
      <text:p text:style-name="P120"/>
      <text:p text:style-name="P120"><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0"/>
      <table:table table:name="Tabla10" table:style-name="Tabla10">
        <table:table-column table:style-name="Tabla10.A"/>
        <table:table-row>
          <table:table-cell table:style-name="Tabla10.A1" office:value-type="string">
            <text:p text:style-name="P142">$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2"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1"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1"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4"/>
      <text:h text:style-name="P191"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376517359436288143" text:style-name="L15">
              <text:list-item>
                <text:p text:style-name="P181">MODE_VALIDACIO_SIMPLE = 0</text:p>
              </text:list-item>
              <text:list-item>
                <text:p text:style-name="P181">MODE_VALIDACIO_AMB_REVOCACIO = 1</text:p>
              </text:list-item>
              <text:list-item>
                <text:p text:style-name="P181">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683806286845146743" text:style-name="L16">
        <text:list-item>
          <text:p text:style-name="P16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6">es.caib.</text:span>portafib.userinformationplugin=<text:span text:style-name="T16">[NOM DE LA CLASSE DEL PLUGIN DE USERINFORMATION]</text:span></text:p>
          </table:table-cell>
        </table:table-row>
      </table:table>
      <text:p text:style-name="P63"><text:s/></text:p>
      <text:h text:style-name="P190"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0"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0">Aquestes propietats han de tenir el mateix valor que </text:span><text:span text:style-name="T20">les definides en el punt “</text:span><text:span text:style-name="T20"><text:bookmark-ref text:reference-format="number-all-superior" text:ref-name="__RefHeading__4393_1160113973">2.3.5.2.-</text:bookmark-ref></text:span><text:span text:style-name="T20"><text:bookmark-ref text:reference-format="text" text:ref-name="__RefHeading__4393_1160113973">Configurar per LDAP</text:bookmark-ref></text:span><text:span text:style-name="T20">“</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6"><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2262472" text:continue-list="list32239939" text:style-name="L3">
        <text:list-header>
          <text:p text:style-name="P161"/>
        </text:list-header>
      </text:list>
      <text:h text:style-name="Heading_20_3" text:outline-level="3"><text:soft-page-break/><text:span text:style-name="Source_20_Text"><text:span text:style-name="T27">Connectar-se a la BBDD</text:span></text:span></text:h>
      <text:p text:style-name="P84"><text:span text:style-name="Source_20_Text"><text:span text:style-name="T23"/></text:span></text:p>
      <table:table table:name="Tabla25" table:style-name="Tabla25">
        <table:table-column table:style-name="Tabla25.A"/>
        <table:table-row>
          <table:table-cell table:style-name="Tabla25.A1" office:value-type="string">
            <text:p text:style-name="P10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8">CREATE USER "portafib" WITH <text:s/>ENCRYPTED PASSWORD 'portafib' NOCREATEUSER;</text:p>
            <text:p text:style-name="P128"/>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9">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0">\q</text:p>
          </table:table-cell>
        </table:table-row>
      </table:table>
      <text:p text:style-name="P64"/>
      <text:p text:style-name="P64"/>
      <text:h text:style-name="Heading_20_2" text:outline-level="2">Crear esquema de taules i inserir dades</text:h>
      <text:p text:style-name="P128"/>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2255653" text:continue-numbering="true" text:style-name="L3">
              <text:list-item>
                <text:list>
                  <text:list-header>
                    <text:p text:style-name="P161"><text:span text:style-name="Source_20_Text"><text:span text:style-name="T9">$ psql -h localhost -p 5432 -U portafib -W</text:span></text:span><text:span text:style-name="T9"> -d portafib</text:span></text:p>
                  </text:list-header>
                </text:list>
              </text:list-item>
            </text:list>
          </table:table-cell>
        </table:table-row>
      </table:table>
      <text:list xml:id="list32254247" text:continue-numbering="true" text:style-name="L3">
        <text:list-item>
          <text:list>
            <text:list-header>
              <text:p text:style-name="P16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2252356" text:continue-numbering="true" text:style-name="L3">
              <text:list-item>
                <text:list>
                  <text:list-header>
                    <text:p text:style-name="P161"><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2245679" text:continue-numbering="true" text:style-name="L3">
        <text:list-item>
          <text:list>
            <text:list-header>
              <text:p text:style-name="P161"/>
              <text:list>
                <text:list-header>
                  <text:p text:style-name="P187"/>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4">GRANT ALL PRIVILEGES ON DATABASE "portafib" TO portafib;</text:p>
            <text:p text:style-name="P144">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7"><text:s/><draw:frame draw:style-name="fr5" draw:name="gráficos7" text:anchor-type="as-char" svg:width="1.339cm" svg:height="1.339cm" draw:z-index="84"><draw:image xlink:href="Pictures/10000201000000330000003367444CDA.png" xlink:type="simple" xlink:show="embed" xlink:actuate="onLoad"/></draw:frame></text:p>
          </table:table-cell>
          <table:table-cell table:style-name="Taula1.B1" office:value-type="string">
            <text:p text:style-name="P122">En l'entorn de la CAIB (Govern Balear) <text:s/>els scripts a carregar són els següents:</text:p>
            <table:table table:name="Taula2" table:style-name="Taula2">
              <table:table-column table:style-name="Taula2.A"/>
              <table:table-row>
                <table:table-cell table:style-name="Taula2.A1" office:value-type="string">
                  <text:p text:style-name="P13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3"><text:span text:style-name="T10">\i $HOME/portafib/scripts/bbdd/</text:span><text:span text:style-name="T11">[x.y]</text:span><text:span text:style-name="T10">/</text:span><text:span text:style-name="T11">[sgbd]</text:span><text:span text:style-name="T10">/portafib_create_data.sql</text:span></text:p>
                  <text:p text:style-name="P13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3"><text:s text:c="2"/>portafib_create_data_caib.sql: incorpora els tipus de documents del Portafirmas de la CAIB</text:p></text:note-body></text:note></text:span></text:p>
                  <text:p text:style-name="P13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2"/>
            <text:p text:style-name="P122">Important: Abans d'executar el fitxer portafib_carrecs_caib.sql aquest s'ha d'editar per configurar la IP del servidor de PortaFIB.</text:p>
          </table:table-cell>
        </table:table-row>
      </table:table>
      <text:p text:style-name="P78"/>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2247319" text:continue-numbering="true" text:style-name="L3">
        <text:list-header>
          <text:p text:style-name="P161"/>
        </text:list-header>
      </text:list>
      <table:table table:name="Tabla32" table:style-name="Tabla32">
        <table:table-column table:style-name="Tabla32.A"/>
        <table:table-row>
          <table:table-cell table:style-name="Tabla32.A1" office:value-type="string">
            <text:p text:style-name="P143">\q</text:p>
          </table:table-cell>
        </table:table-row>
      </table:table>
      <text:list xml:id="list32250910" text:continue-numbering="true" text:style-name="L3">
        <text:list-item>
          <text:list>
            <text:list-header>
              <text:p text:style-name="P16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932778107810439030" text:style-name="L17">
        <text:list-item>
          <text:list>
            <text:list-item>
              <text:list>
                <text:list-item>
                  <text:p text:style-name="P196">Nom de bbdd: seycon</text:p>
                </text:list-item>
                <text:list-item>
                  <text:p text:style-name="P196">Usuari: <text:s/>seycon</text:p>
                </text:list-item>
                <text:list-item>
                  <text:p text:style-name="P196"><text:soft-page-break/>Contrasenya: seycon</text:p>
                </text:list-item>
                <text:list-item>
                  <text:p text:style-name="P196">Script de creació de bbdd: $HOME/portafib/scripts/development/seycon.sql</text:p>
                </text:list-item>
                <text:list-item>
                  <text:p text:style-name="P196">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2"><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7329608826818325925" text:style-name="L18">
        <text:list-header>
          <text:p text:style-name="P162">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2239942" text:continue-numbering="true" text:style-name="L18">
        <text:list-header>
          <text:p text:style-name="P16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9182759766204820138" text:style-name="L19">
        <text:list-item>
          <text:list>
            <text:list-item>
              <text:p text:style-name="P158">-Pdesenvolupament: s'utilitza en desenvolupament i el que fa es carregar els plugins dins el propi ear de PortaFIB</text:p>
            </text:list-item>
            <text:list-item>
              <text:p text:style-name="P158">-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6"><text:tab/>A continuació veurem com configurar JBoss per emprar connexions https i connexions https/ClientCert, és a dir emprant http segur i autenticació emprant Certificats.</text:p>
      <text:p text:style-name="P126"><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text:soft-page-break/>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6"><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4">$ keytool -genkey -alias buit -storetype jks <text:s/>-keystore jboss.truststore</text:p>
            <text:p text:style-name="P114">$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4">$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6"><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17">$ keytool.exe -import -keystore jboss.truststore <text:s/>-storepass fundaciobit -file .\root\DNI-AC003-RAIZ.crt.cer -alias AcRaizDNIe</text:p>
            <text:p text:style-name="P117"/>
            <text:p text:style-name="P117">$ keytool.exe -import -keystore jboss.truststore <text:s/>-storepass fundaciobit -file .\root\FNMT_CLASSE_2_CA.cer -alias AcRaizFNMT</text:p>
            <text:p text:style-name="P117"/>
            <text:p text:style-name="P117">$ keytool.exe -import -keystore jboss.truststore <text:s/>-storepass fundaciobit -file .\root\CAMERFIRMA-ROOT-CHAMBERS.crt -alias AcRaizCamerfirma</text:p>
          </table:table-cell>
        </table:table-row>
      </table:table>
      <text:p text:style-name="Text_20_body"/>
      <text:p text:style-name="P126"><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6"><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6"><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0">$ keytool -genkey -alias buit -storetype jks <text:s/>-keystore jboss.keystore</text:p>
            <text:p text:style-name="P15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2569923981400128259" text:style-name="L20">
        <text:list-item>
          <text:p text:style-name="P197">Llistarem els certificats del magatzem .p12</text:p>
        </text:list-item>
      </text:list>
      <table:table table:name="Taula26" table:style-name="Taula26">
        <table:table-column table:style-name="Taula26.A"/>
        <table:table-row>
          <table:table-cell table:style-name="Taula26.A1" office:value-type="string">
            <text:p text:style-name="P150">keytool -list -keystore [MAGATZEM_AUTORITAT_CONFIANÇA].p12 -storetype PKCS12</text:p>
          </table:table-cell>
        </table:table-row>
      </table:table>
      <text:list xml:id="list32246613" text:continue-numbering="true" text:style-name="L20">
        <text:list-item>
          <text:p text:style-name="P198">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2238380" text:continue-numbering="true" text:style-name="L20">
        <text:list-item>
          <text:p text:style-name="P168">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17">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6"><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7"><text:s text:c="2"/>&lt;Connector protocol="HTTP/1.1" SSLEnabled="true" allowUnsafeLegacyRenegotiation="true" <text:s/></text:p>
            <text:p text:style-name="P117"><text:s text:c="5"/>port="8443" address="${jboss.bind.address}" <text:s/></text:p>
            <text:p text:style-name="P117"><text:s text:c="5"/>scheme="https" secure="true" clientAuth="false" </text:p>
            <text:p text:style-name="P117"><text:s text:c="5"/>keystoreFile="${jboss.server.home.dir}/conf/jboss.keystore" <text:s/></text:p>
            <text:p text:style-name="P117"><text:s text:c="5"/>keystorePass="fundaciobit" sslProtocol = "TLS" <text:s text:c="2"/></text:p>
            <text:p text:style-name="P117"><text:s text:c="5"/>truststoreFile="${jboss.server.home.dir}/conf/jboss.truststore" truststorePass="fundaciobit"</text:p>
            <text:p text:style-name="P117"><text:s text:c="5"/>ciphers="TLS_RSA_WITH_AES_128_CBC_SHA, TLS_RSA_WITH_AES_256_CBC_SHA, TLS_RSA_WITH_3DES_EDE_CBC_SHA, SSL_RSA_WITH_3DES_EDE_CBC_SHA, SSL_RSA_WITH_RC4_128_SHA, SSL_RSA_WITH_RC4_128_MD5, SSL_RSA_WITH_DES_CBC_SHA"</text:p>
            <text:p text:style-name="P117"><text:s text:c="5"/>/&gt; </text:p>
          </table:table-cell>
        </table:table-row>
      </table:table>
      <text:p text:style-name="Text_20_body"><text:s text:c="7"/></text:p>
      <text:h text:style-name="Heading_20_4" text:outline-level="4">Afegir autenticador sobre Certificats</text:h>
      <text:p text:style-name="Text_20_body"/>
      <text:p text:style-name="P126"><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0">&lt;!-- <text:s/>HTTPS CLIENT-CERT --&gt;</text:p>
            <text:p text:style-name="P150">&lt;login-module code="es.caib.portafib.back.security.BaseCertLoginModule" flag="sufficient"&gt;</text:p>
            <text:p text:style-name="P150">&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0"/>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0"/>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6"><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6"><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2"><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3"><draw:image xlink:href="Pictures/100000000000028F000002E45A10039D.png" xlink:type="simple" xlink:show="embed" xlink:actuate="onLoad"/></draw:frame>Missatge d'Alerta en Chrome</text:p>
          </table:table-cell>
        </table:table-row>
      </table:table>
      <text:p text:style-name="Text_20_body"><text:soft-page-break/></text:p>
      <text:p text:style-name="P126">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1">keytool -export -keystore jboss.keystore -storepass fundaciobit -alias jboss -file certificatdeservidor.cer</text:p>
          </table:table-cell>
        </table:table-row>
      </table:table>
      <text:p text:style-name="P126"/>
      <text:p text:style-name="P126"><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6"/>
      <text:p text:style-name="P126"><text:tab/>Després ja ens apareixerà una finestra amb un llistat de certificats que podem emprar per aquella connexió:</text:p>
      <text:p text:style-name="P126"/>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6"/>
      <text:h text:style-name="Heading_20_2" text:outline-level="2"><text:bookmark-start text:name="__RefHeading__3872_1399293354"/>Creac<text:span text:style-name="T1">ió d'un certificat de proves de Client</text:span><text:bookmark-end text:name="__RefHeading__3872_1399293354"/></text:h>
      <text:p text:style-name="P109"/>
      <text:p text:style-name="P109"><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8"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8"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8">$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text:soft-page-break/></text:p>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4"><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1"><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2"><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3">#!/bin/bash</text:p>
            <text:p text:style-name="P153">### BEGIN INIT INFO</text:p>
            <text:p text:style-name="P15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3">set -e</text:p>
            <text:p text:style-name="P15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5"/>
      <text:p text:style-name="P135"/>
      <text:p text:style-name="P135"/>
      <text:h text:style-name="P173" text:outline-level="2"><text:bookmark-start text:name="__RefNumPara__2916_1116009198"/>Tamany de PDF suportat<text:bookmark-end text:name="__RefNumPara__2916_1116009198"/></text:h>
      <text:p text:style-name="P135"><text:tab/>A continuació es mostren els resultats de Peticions de Firma amb diferents tamanys de PDF així com diferents configuracions de de memòria reservada a JBoss.</text:p>
      <text:h text:style-name="P188" text:outline-level="3">Pujada de PDF des de entorn WEB</text:h>
      <text:p text:style-name="P13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8"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8" text:outline-level="3"><text:soft-page-break/>Firma de Fitxers des del Mòdul de firma MiniApple com Applet</text:h>
      <text:p text:style-name="P109"/>
      <text:p text:style-name="P109">En aquest cas s'han provat en dos clients: </text:p>
      <text:list xml:id="list8788227319635348251" text:style-name="L21">
        <text:list-item>
          <text:p text:style-name="P195">Un windows XP, processador Intel Core2 Duo amb 2GB de RAM</text:p>
        </text:list-item>
        <text:list-item>
          <text:p text:style-name="P195">Un Windows 7, processador Intel Core i5 a 3.30GHz i 12GB de RAM</text:p>
        </text:list-item>
      </text:list>
      <text:p text:style-name="P109"/>
      <text:p text:style-name="P10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4" text:outline-level="2"><text:bookmark-start text:name="__RefNumPara__3437_1851204452"/>Gestió de Rols a traves de triggers Oracle<text:bookmark-end text:name="__RefNumPara__3437_1851204452"/></text:h>
      <text:p text:style-name="P135"/>
      <text:p text:style-name="P13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685429865225844017" text:style-name="L22">
        <text:list-item>
          <text:list>
            <text:list-item>
              <text:list>
                <text:list-item>
                  <text:p text:style-name="P202">Hi ha un canvi (alta, modificació o eliminació) en un rol (seycon també utilitza rols per gestionar càrrecs)</text:p>
                </text:list-item>
                <text:list-item>
                  <text:p text:style-name="P203">Un “Agent Seycon” específicament implementat per escoltar canvis en rols que representen càrrecs i canvis del rol PFI_USER, actualitza taules creades especificament per aquest fi en la BBDD Oracle de PortaFIB</text:p>
                </text:list-item>
                <text:list-item>
                  <text:p text:style-name="P20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4"/>
                </text:list-item>
              </text:list>
            </text:list-item>
          </text:list>
        </text:list-item>
      </text:list>
      <text:p text:style-name="P13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2">Nou a la versió 1.1.2</text:span><text:span text:style-name="T41">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5"><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5">$ openssl genrsa -des3 -passout pass:x -out apache.pass.key 2048</text:p>
            <text:p text:style-name="P115">$ openssl rsa -passin pass:x -in apache.pass.key -out apache.key</text:p>
            <text:p text:style-name="P115">$ rm apache.pass.key</text:p>
            <text:p text:style-name="P115">$ openssl req -new -key apache.key -out apache.csr</text:p>
            <text:p text:style-name="P119">You are about to be asked to enter information that will be incorporated</text:p>
            <text:p text:style-name="P119">into your certificate request.</text:p>
            <text:p text:style-name="P119">What you are about to enter is what is called a Distinguished Name or a DN.</text:p>
            <text:p text:style-name="P119">There are quite a few fields but you can leave some blank</text:p>
            <text:p text:style-name="P119">For some fields there will be a default value,</text:p>
            <text:p text:style-name="P119">If you enter '.', the field will be left blank.</text:p>
            <text:p text:style-name="P119">-----</text:p>
            <text:p text:style-name="P119"><text:soft-page-break/>Country Name (2 letter code) [AU]:<text:span text:style-name="T20">ES</text:span></text:p>
            <text:p text:style-name="P119">State or Province Name (full name) [Some-State]:<text:span text:style-name="T20">IB</text:span></text:p>
            <text:p text:style-name="P119">Locality Name (eg, city) []:<text:span text:style-name="T20">Palma</text:span></text:p>
            <text:p text:style-name="P119">Organization Name (eg, company) [Internet Widgits Pty Ltd]:<text:span text:style-name="T20">FundacioBit</text:span></text:p>
            <text:p text:style-name="P119">Organizational Unit Name (eg, section) []:<text:span text:style-name="T20">OTAE</text:span></text:p>
            <text:p text:style-name="P119">Common Name (eg, YOUR name) []:<text:span text:style-name="T20">&lt;&lt;IP_HOSTNAME_O_DOMINI&gt;&gt;</text:span></text:p>
            <text:p text:style-name="P119">Email Address []: <text:span text:style-name="T20">&lt;&lt;ADMIN_EMAIL&gt;&gt;</text:span></text:p>
            <text:p text:style-name="P119">Please enter the following 'extra' attributes</text:p>
            <text:p text:style-name="P119">to be sent with your certificate request</text:p>
            <text:p text:style-name="P119">A challenge password []:</text:p>
            <text:p text:style-name="P119">An optional company name []:</text:p>
            <text:p text:style-name="P117"/>
            <text:p text:style-name="P115">$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6"><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3">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3">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0">&lt;IfModule mod_ssl.c&gt;</text:p>
            <text:p text:style-name="P150"><text:s text:c="2"/>&lt;VirtualHost *:443&gt;</text:p>
            <text:p text:style-name="P150"/>
            <text:p text:style-name="P150"><text:s text:c="3"/>ServerAdmin &lt;&lt;ADMIN_EMAIL&gt;&gt;</text:p>
            <text:p text:style-name="P150"/>
            <text:p text:style-name="P150"><text:s text:c="3"/>CustomLog /var/log/apache2/portafibs_access.log combined</text:p>
            <text:p text:style-name="P150"><text:s text:c="3"/>ErrorLog /var/log/apache2/portafibs_error_log</text:p>
            <text:p text:style-name="P150"/>
            <text:p text:style-name="P150"><text:s text:c="2"/>ServerName <text:span text:style-name="T20">&lt;&lt;IP_HOST&gt;&gt;</text:span>:443</text:p>
            <text:p text:style-name="P150"><text:s text:c="2"/>SSLEngine on</text:p>
            <text:p text:style-name="P150"/>
            <text:p text:style-name="P150"><text:s text:c="2"/>SSLProtocol all -SSLv2</text:p>
            <text:p text:style-name="P150"><text:s text:c="2"/>SSLCipherSuite ALL:!ADH:!EXPORT:!SSLv2:RC4+RSA:+HIGH:+MEDIUM:+LOW</text:p>
            <text:p text:style-name="P150"/>
            <text:p text:style-name="P150"><text:s text:c="2"/>SSLCertificateFile <text:s text:c="3"/><text:span text:style-name="T20">&lt;&lt;PATH_TO_CERT&gt;&gt;</text:span>/apache.crt</text:p>
            <text:p text:style-name="P150"><text:s text:c="2"/>SSLCertificateKeyFile <text:s/><text:span text:style-name="T20">&lt;&lt;PATH_TO_CERT&gt;&gt;</text:span>/apache.key</text:p>
            <text:p text:style-name="P150"/>
            <text:p text:style-name="P150"><text:s text:c="2"/># <text:s/>CLIENT CERT REQUIRED</text:p>
            <text:p text:style-name="P150"><text:s text:c="2"/>&lt;Location /portafib/s &gt;</text:p>
            <text:p text:style-name="P150"><text:s text:c="4"/>SSLVerifyClient optional_no_ca</text:p>
            <text:p text:style-name="P150"><text:s text:c="4"/>SSLOptions +ExportCertData</text:p>
            <text:p text:style-name="P150"><text:s text:c="4"/>SSLVerifyDepth 1</text:p>
            <text:p text:style-name="P150"><text:s text:c="2"/>&lt;/Location&gt;</text:p>
            <text:p text:style-name="P150"/>
            <text:p text:style-name="P150"/>
            <text:p text:style-name="P150"><text:s text:c="3"/>&lt;Proxy *&gt;</text:p>
            <text:p text:style-name="P150"><text:s text:c="5"/>AddDefaultCharset Off</text:p>
            <text:p text:style-name="P150"><text:s text:c="5"/>Order deny,allow</text:p>
            <text:p text:style-name="P150"><text:s text:c="5"/>Allow from all</text:p>
            <text:p text:style-name="P150"><text:s text:c="3"/>&lt;/Proxy&gt;</text:p>
            <text:p text:style-name="P150"/>
            <text:p text:style-name="P150"><text:s text:c="2"/>ProxyPass /portafib ajp://<text:span text:style-name="T20">&lt;&lt;IP_TO_PORTAFIB&gt;&gt;</text:span>:8009/portafib timeout=600 keepalive=on</text:p>
            <text:p text:style-name="P150"><text:s text:c="2"/>ProxyPassReverse /portafib ajp://<text:span text:style-name="T20">&lt;&lt;IP_TO_PORTAFIB&gt;&gt;</text:span>:8009/portafib</text:p>
            <text:p text:style-name="P150"/>
            <text:p text:style-name="P150">&lt;/VirtualHost&gt;</text:p>
            <text:p text:style-name="P15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3">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0">&lt;IfModule mod_ssl.c&gt;</text:p>
            <text:p text:style-name="P150"><text:s text:c="4"/><text:span text:style-name="T20">NameVirtualHost *:443</text:span></text:p>
            <text:p text:style-name="P150"><text:s text:c="4"/>Listen 443</text:p>
            <text:p text:style-name="P150">&lt;/IfModule&gt;</text:p>
          </table:table-cell>
        </table:table-row>
      </table:table>
      <text:p text:style-name="Text_20_body"/>
      <text:h text:style-name="Heading_20_4" text:outline-level="4"><text:soft-page-break/>Redirecció pel port 80</text:h>
      <text:list xml:id="list1123207476821419632" text:style-name="L23">
        <text:list-header>
          <text:p text:style-name="P199"/>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7"><text:s text:c="4"/>ProxyPass /portafib ajp://<text:span text:style-name="T20">&lt;&lt;IP_TO_PORTAFIB&gt;&gt;</text:span>:8009/portafib timeout=600 keepalive=on</text:p>
            <text:p text:style-name="P117"><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3">sudo service apache2 restart</text:p>
          </table:table-cell>
        </table:table-row>
      </table:table>
      <text:p text:style-name="Text_20_body"/>
      <text:p text:style-name="Text_20_body"/>
      <text:h text:style-name="P175"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8375639118989496646" text:style-name="L24">
        <text:list-item>
          <text:p text:style-name="P200">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0"><text:bookmark-start text:name="__RefHeading__7859_16367086461"/>Copiar el fitxer jboss <text:s/>a /etc/init.d<text:bookmark-end text:name="__RefHeading__7859_16367086461"/></text:p>
        </text:list-item>
        <text:list-item>
          <text:p text:style-name="P200">Editar el fitxer jboss i modificar les variables d'entorn definides dins de l'script (SERVER, JBOSS_HOME, JAVAPTH, JAVA_HOME)</text:p>
        </text:list-item>
        <text:list-item>
          <text:p text:style-name="P200">Copiar les mateixes variables al run.conf que es troba al directori bin del JBoss.</text:p>
        </text:list-item>
        <text:list-item>
          <text:p text:style-name="P200">Configurar el servei:</text:p>
        </text:list-item>
      </text:list>
      <text:list xml:id="list3146556167149907446" text:style-name="L25">
        <text:list-item>
          <text:p text:style-name="P201">$ sudo chmod 777 /etc/init.d/jboss </text:p>
        </text:list-item>
        <text:list-item>
          <text:p text:style-name="P201">$ sudo chkconfig -add jboss</text:p>
        </text:list-item>
      </text:list>
      <text:list xml:id="list32248441" text:continue-list="list8375639118989496646" text:style-name="L24">
        <text:list-item>
          <text:p text:style-name="P200">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6</meta:editing-cycles>
    <meta:editing-duration>P5DT2H39M1S</meta:editing-duration>
    <meta:initial-creator>Antoni Nadal</meta:initial-creator>
    <dc:date>2017-10-09T12:06:40.21</dc:date>
    <dc:creator>Antoni Nadal</dc:creator>
    <meta:document-statistic meta:table-count="94" meta:image-count="23" meta:object-count="0" meta:page-count="52" meta:paragraph-count="1181" meta:word-count="10339" meta:character-count="83442"/>
    <meta:user-defined meta:name="Información 1"/>
    <meta:user-defined meta:name="Información 2"/>
    <meta:user-defined meta:name="Información 3"/>
    <meta:user-defined meta:name="Información 4"/>
  </office:meta>
</office:document-meta>
</file>